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af42"/>
    </style:style>
    <style:style style:name="P2" style:family="paragraph" style:parent-style-name="Standard">
      <style:text-properties officeooo:rsid="000faf42" officeooo:paragraph-rsid="000faf42"/>
    </style:style>
    <style:style style:name="P3" style:family="paragraph" style:parent-style-name="Standard">
      <style:text-properties officeooo:rsid="000fe583" officeooo:paragraph-rsid="000fe583"/>
    </style:style>
    <style:style style:name="P4" style:family="paragraph" style:parent-style-name="Standard">
      <style:text-properties officeooo:paragraph-rsid="00135797"/>
    </style:style>
    <style:style style:name="T1" style:family="text">
      <style:text-properties fo:font-size="18pt" fo:language="en" fo:country="GB" officeooo:rsid="000faf42" style:font-size-asian="15.75pt" style:font-size-complex="18pt"/>
    </style:style>
    <style:style style:name="T2" style:family="text">
      <style:text-properties fo:font-size="18pt" fo:language="en" fo:country="US" officeooo:rsid="000faf42" style:font-size-asian="15.75pt" style:font-size-complex="18pt"/>
    </style:style>
    <style:style style:name="T3" style:family="text">
      <style:text-properties fo:font-size="18pt" fo:language="en" fo:country="US" fo:font-style="normal" style:font-size-asian="15.75pt" style:font-style-asian="normal" style:font-size-complex="18pt" style:font-style-complex="normal"/>
    </style:style>
    <style:style style:name="T4" style:family="text">
      <style:text-properties fo:font-size="18pt" fo:language="en" fo:country="US" fo:font-style="normal" officeooo:rsid="000faf42" style:font-size-asian="15.75pt" style:font-style-asian="normal" style:font-size-complex="18pt" style:font-style-complex="normal"/>
    </style:style>
    <style:style style:name="T5" style:family="text">
      <style:text-properties fo:font-size="18pt" fo:language="en" fo:country="US" fo:font-style="normal" officeooo:rsid="000fe583" style:font-size-asian="15.75pt" style:font-style-asian="normal" style:font-size-complex="18pt" style:font-style-complex="normal"/>
    </style:style>
    <style:style style:name="T6" style:family="text">
      <style:text-properties fo:font-size="18pt" fo:language="en" fo:country="US" fo:font-style="normal" officeooo:rsid="0012a15a" style:font-size-asian="15.75pt" style:font-style-asian="normal" style:font-size-complex="18pt" style:font-style-complex="normal"/>
    </style:style>
    <style:style style:name="T7" style:family="text">
      <style:text-properties fo:font-size="18pt" fo:language="en" fo:country="US" fo:font-style="normal" officeooo:rsid="00115344" style:font-size-asian="15.75pt" style:font-style-asian="normal" style:font-size-complex="18pt" style:font-style-complex="normal"/>
    </style:style>
    <style:style style:name="T8" style:family="text">
      <style:text-properties fo:font-size="18pt" fo:language="en" fo:country="US" fo:font-style="normal" officeooo:rsid="00135797" style:font-size-asian="15.75pt" style:font-style-asian="normal" style:font-size-complex="18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, first of all, let me introduce my self my name is Dorian I’m . sixteen years old and I attend the secondary school I would like to become a software developer I am quite organized and very outgoing and extremely curious and </text:span><text:span text:style-name="T2">athletic </text:span><text:span text:style-name="T4">I’ve always interested about computer science.</text:span></text:p>
      <text:p text:style-name="P2"><text:span text:style-name="T3">I have already developed a lot of little computer program I have never worked in a fire station but I would </text:span><text:span text:style-name="T5">like to learn more about this job because I would like to become a voluntary firefighter. </text:span></text:p>
      <text:p text:style-name="P3"><text:span text:style-name="T3">At this moment, I am free at weekends and holidays.</text:span></text:p>
      <text:p text:style-name="P4"><text:span text:style-name="T7">thank you </text:span><text:span text:style-name="T6">for watching my summary video </text:span><text:span text:style-name="T8">I guaranteed that you won't regret making the decision to hire me</text:span><text:span text:style-name="T6">.</text:span></text:p>
      <text:p text:style-name="P3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7T19:05:31.835000000</meta:creation-date>
    <dc:date>2021-04-27T19:27:39.304000000</dc:date>
    <meta:editing-duration>PT11M36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4" meta:word-count="116" meta:character-count="638" meta:non-whitespace-character-count="525"/>
  </office:meta>
</office:document-meta>
</file>